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0.svm" manifest:media-type=""/>
  <manifest:file-entry manifest:full-path="Pictures/TablePreview6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9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fill-color="#ffd0d0" draw:fill-image-width="0cm" draw:fill-image-height="0cm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fill-image-width="0cm" draw:fill-image-height="0cm" fo:min-height="1.423cm"/>
    </style:style>
    <style:style style:name="gr3" style:family="graphic" style:parent-style-name="standard">
      <style:graphic-properties draw:stroke="none" svg:stroke-color="#000000" draw:fill="none" draw:fill-color="#ffffff" fo:min-height="0.45cm"/>
    </style:style>
    <style:style style:name="gr4" style:family="graphic" style:parent-style-name="standard">
      <style:graphic-properties draw:stroke="none" svg:stroke-color="#000000" draw:fill="none" draw:fill-color="#ffffff" fo:min-height="0.35cm"/>
    </style:style>
    <style:style style:name="gr5" style:family="graphic" style:parent-style-name="standard">
      <style:graphic-properties draw:stroke="none" svg:stroke-color="#000000" draw:fill="none" draw:fill-color="#ffffff" fo:min-height="1.111cm"/>
    </style:style>
    <style:style style:name="co1" style:family="table-column">
      <style:table-column-properties style:column-width="1.227cm" style:use-optimal-column-width="false"/>
    </style:style>
    <style:style style:name="co2" style:family="table-column">
      <style:table-column-properties style:column-width="1.324cm" style:use-optimal-column-width="false"/>
    </style:style>
    <style:style style:name="co3" style:family="table-column">
      <style:table-column-properties style:column-width="1.315cm" style:use-optimal-column-width="false"/>
    </style:style>
    <style:style style:name="co4" style:family="table-column">
      <style:table-column-properties style:column-width="1.231cm" style:use-optimal-column-width="false"/>
    </style:style>
    <style:style style:name="co5" style:family="table-column">
      <style:table-column-properties style:column-width="1.329cm" style:use-optimal-column-width="false"/>
    </style:style>
    <style:style style:name="co6" style:family="table-column">
      <style:table-column-properties style:column-width="1.235cm" style:use-optimal-column-width="false"/>
    </style:style>
    <style:style style:name="co7" style:family="table-column">
      <style:table-column-properties style:column-width="1.334cm" style:use-optimal-column-width="false"/>
    </style:style>
    <style:style style:name="co8" style:family="table-column">
      <style:table-column-properties style:column-width="1.333cm" style:use-optimal-column-width="false"/>
    </style:style>
    <style:style style:name="co9" style:family="table-column">
      <style:table-column-properties style:column-width="1.239cm" style:use-optimal-column-width="false"/>
    </style:style>
    <style:style style:name="co10" style:family="table-column">
      <style:table-column-properties style:column-width="1.339cm" style:use-optimal-column-width="false"/>
    </style:style>
    <style:style style:name="co11" style:family="table-column">
      <style:table-column-properties style:column-width="1.342cm" style:use-optimal-column-width="false"/>
    </style:style>
    <style:style style:name="co12" style:family="table-column">
      <style:table-column-properties style:column-width="1.317cm" style:use-optimal-column-width="false"/>
    </style:style>
    <style:style style:name="ro1" style:family="table-row">
      <style:table-row-properties style:row-height="1.266cm"/>
    </style:style>
    <style:style style:name="ro2" style:family="table-row">
      <style:table-row-properties style:row-height="1.205cm"/>
    </style:style>
    <style:style style:name="ro3" style:family="table-row">
      <style:table-row-properties style:row-height="1.2cm"/>
    </style:style>
    <style:style style:name="ro4" style:family="table-row">
      <style:table-row-properties style:row-height="1.27cm"/>
    </style:style>
    <style:style style:name="ro5" style:family="table-row">
      <style:table-row-properties style:row-height="1.209cm"/>
    </style:style>
    <style:style style:name="ro6" style:family="table-row">
      <style:table-row-properties style:row-height="1.21cm"/>
    </style:style>
    <style:style style:name="ro7" style:family="table-row">
      <style:table-row-properties style:row-height="1.274cm"/>
    </style:style>
    <style:style style:name="ro8" style:family="table-row">
      <style:table-row-properties style:row-height="1.213cm"/>
    </style:style>
    <style:style style:name="ro9" style:family="table-row">
      <style:table-row-properties style:row-height="1.22cm"/>
    </style:style>
    <style:style style:name="ro10" style:family="table-row">
      <style:table-row-properties style:row-height="1.161cm"/>
    </style:style>
    <style:style style:name="ro11" style:family="table-row">
      <style:table-row-properties style:row-height="1.371cm"/>
    </style:style>
    <style:style style:name="ro12" style:family="table-row">
      <style:table-row-properties style:row-height="1.11cm"/>
    </style:style>
    <style:style style:name="ro13" style:family="table-row">
      <style:table-row-properties style:row-height="1.195cm"/>
    </style:style>
    <style:style style:name="ro14" style:family="table-row">
      <style:table-row-properties style:row-height="1.143cm"/>
    </style:style>
    <style:style style:name="ro15" style:family="table-row">
      <style:table-row-properties style:row-height="1.202cm"/>
    </style:style>
    <style:style style:name="ce1" style:family="table-cell">
      <style:graphic-properties draw:fill="solid" draw:fill-color="#ffffff" style:repeat="repeat" draw:textarea-vertical-align="middle"/>
      <style:paragraph-properties fo:text-align="center" fo:border="none"/>
    </style:style>
    <style:style style:name="ce2" style:family="table-cell">
      <style:graphic-properties draw:fill="solid" draw:fill-color="#ffffff" style:repeat="repeat" draw:textarea-vertical-align="middle"/>
      <style:paragraph-properties fo:text-align="center" fo:border="0.57pt solid #000000" style:text-autospace="none"/>
    </style:style>
    <style:style style:name="ce3" style:family="table-cell">
      <style:graphic-properties draw:fill="solid" draw:fill-color="#ffffff" style:repeat="repeat" draw:textarea-vertical-align="middle"/>
      <style:paragraph-properties fo:text-align="center" fo:border-left="none" fo:border-right="0.03pt solid #000000" fo:border-top="none" fo:border-bottom="0.03pt solid #000000" style:text-autospace="none"/>
    </style:style>
    <style:style style:name="ce4" style:family="table-cell">
      <style:graphic-properties draw:fill="solid" draw:fill-color="#ffffff" style:repeat="repeat" draw:textarea-vertical-align="middle"/>
      <style:paragraph-properties fo:text-align="center" fo:border-left="0.03pt solid #000000" fo:border-right="0.03pt solid #000000" fo:border-top="none" fo:border-bottom="0.03pt solid #000000" style:text-autospace="none"/>
    </style:style>
    <style:style style:name="ce5" style:family="table-cell">
      <style:graphic-properties draw:fill="solid" draw:fill-color="#ffffff" style:repeat="repeat" draw:textarea-vertical-align="middle"/>
      <style:paragraph-properties fo:text-align="center" fo:border-left="0.03pt solid #000000" fo:border-right="none" fo:border-top="none" fo:border-bottom="0.03pt solid #000000" style:text-autospace="none"/>
    </style:style>
    <style:style style:name="ce6" style:family="table-cell">
      <style:graphic-properties draw:fill="solid" draw:fill-color="#ffffff" style:repeat="repeat" draw:textarea-vertical-align="middle"/>
      <style:paragraph-properties fo:text-align="center" fo:border-left="none" fo:border-right="0.03pt solid #000000" fo:border-top="0.03pt solid #000000" fo:border-bottom="0.03pt solid #000000" style:text-autospace="none"/>
    </style:style>
    <style:style style:name="ce7" style:family="table-cell">
      <style:graphic-properties draw:fill="solid" draw:fill-color="#ff3333" style:repeat="repeat" draw:textarea-vertical-align="middle"/>
      <style:paragraph-properties fo:text-align="center" fo:border="0.03pt solid #000000" style:text-autospace="none"/>
    </style:style>
    <style:style style:name="ce8" style:family="table-cell">
      <style:graphic-properties draw:fill="solid" draw:fill-color="#ff3333" style:repeat="repeat" draw:textarea-vertical-align="middle"/>
      <style:paragraph-properties fo:text-align="center" fo:border-left="0.03pt solid #000000" fo:border-right="none" fo:border-top="0.03pt solid #000000" fo:border-bottom="0.03pt solid #000000" style:text-autospace="none"/>
    </style:style>
    <style:style style:name="ce9" style:family="table-cell">
      <style:graphic-properties draw:fill="solid" draw:fill-color="#ffd0d0" style:repeat="repeat" draw:textarea-vertical-align="middle"/>
      <style:paragraph-properties fo:text-align="center" fo:border="0.03pt solid #000000" style:text-autospace="none"/>
    </style:style>
    <style:style style:name="ce10" style:family="table-cell">
      <style:graphic-properties draw:fill="solid" draw:fill-color="#ffffff" style:repeat="repeat" draw:textarea-vertical-align="middle"/>
      <style:paragraph-properties fo:text-align="center" fo:border="0.03pt solid #000000" style:text-autospace="none"/>
    </style:style>
    <style:style style:name="ce11" style:family="table-cell">
      <style:graphic-properties draw:fill="solid" draw:fill-color="#ffffff" style:repeat="repeat" draw:textarea-vertical-align="middle"/>
      <style:paragraph-properties fo:text-align="center" fo:border-left="0.03pt solid #000000" fo:border-right="none" fo:border-top="0.03pt solid #000000" fo:border-bottom="0.03pt solid #000000" style:text-autospace="none"/>
    </style:style>
    <style:style style:name="ce12" style:family="table-cell">
      <style:graphic-properties draw:fill="solid" draw:fill-color="#ffffff" style:repeat="repeat" draw:textarea-vertical-align="middle"/>
      <style:paragraph-properties fo:text-align="center" fo:border-left="none" fo:border-right="0.03pt solid #000000" fo:border-top="0.03pt solid #000000" fo:border-bottom="none" style:text-autospace="none"/>
    </style:style>
    <style:style style:name="ce13" style:family="table-cell">
      <style:graphic-properties draw:fill="solid" draw:fill-color="#ffd0d0" style:repeat="repeat" draw:textarea-vertical-align="middle"/>
      <style:paragraph-properties fo:text-align="center" fo:border-left="0.03pt solid #000000" fo:border-right="0.03pt solid #000000" fo:border-top="0.03pt solid #000000" fo:border-bottom="none" style:text-autospace="none"/>
    </style:style>
    <style:style style:name="ce14" style:family="table-cell">
      <style:graphic-properties draw:fill="solid" draw:fill-color="#ffffff" style:repeat="repeat" draw:textarea-vertical-align="middle"/>
      <style:paragraph-properties fo:text-align="center" fo:border-left="0.03pt solid #000000" fo:border-right="0.03pt solid #000000" fo:border-top="0.03pt solid #000000" fo:border-bottom="none" style:text-autospace="none"/>
    </style:style>
    <style:style style:name="ce15" style:family="table-cell">
      <style:graphic-properties draw:fill="solid" draw:fill-color="#ffffff" style:repeat="repeat" draw:textarea-vertical-align="middle"/>
      <style:paragraph-properties fo:text-align="center" fo:border-left="0.03pt solid #000000" fo:border-right="none" fo:border-top="0.03pt solid #000000" fo:border-bottom="none" style:text-autospace="none"/>
    </style:style>
    <style:style style:name="ce16" style:family="table-cell">
      <style:graphic-properties draw:fill="solid" draw:fill-color="#ffd0d0" style:repeat="repeat" draw:textarea-vertical-align="middle"/>
      <style:paragraph-properties fo:text-align="center" fo:border-left="0.03pt solid #000000" fo:border-right="0.03pt solid #000000" fo:border-top="none" fo:border-bottom="0.03pt solid #000000" style:text-autospace="none"/>
    </style:style>
    <style:style style:name="ce17" style:family="table-cell">
      <style:graphic-properties draw:fill="solid" draw:fill-color="#ffffff" style:repeat="repeat" draw:textarea-vertical-align="middle"/>
      <style:paragraph-properties fo:text-align="center" fo:border-left="none" fo:border-right="0.03pt solid #000000" fo:border-top="none" fo:border-bottom="0.03pt solid #000000" style:text-autospace="none"/>
      <style:text-properties fo:font-size="14pt" style:font-size-asian="14pt" style:font-size-complex="14pt"/>
    </style:style>
    <style:style style:name="ce18" style:family="table-cell">
      <style:graphic-properties draw:fill="solid" draw:fill-color="#ffffff" style:repeat="repeat" draw:textarea-vertical-align="middle"/>
      <style:paragraph-properties fo:text-align="center" fo:border-left="0.03pt solid #000000" fo:border-right="0.03pt solid #000000" fo:border-top="none" fo:border-bottom="0.03pt solid #000000" style:text-autospace="none"/>
      <style:text-properties fo:font-size="14pt" style:font-size-asian="14pt" style:font-size-complex="14pt"/>
    </style:style>
    <style:style style:name="ce19" style:family="table-cell">
      <style:graphic-properties draw:fill="solid" draw:fill-color="#ffffff" style:repeat="repeat" draw:textarea-vertical-align="middle"/>
      <style:paragraph-properties fo:text-align="center" fo:border-left="0.03pt solid #000000" fo:border-right="none" fo:border-top="none" fo:border-bottom="0.03pt solid #000000" style:text-autospace="none"/>
      <style:text-properties fo:font-size="14pt" style:font-size-asian="14pt" style:font-size-complex="14pt"/>
    </style:style>
    <style:style style:name="ce20" style:family="table-cell">
      <style:graphic-properties draw:fill="solid" draw:fill-color="#ffffff" style:repeat="repeat" draw:textarea-vertical-align="middle"/>
      <style:paragraph-properties fo:text-align="center" fo:border-left="none" fo:border-right="0.03pt solid #000000" fo:border-top="0.03pt solid #000000" fo:border-bottom="0.03pt solid #000000" style:text-autospace="none"/>
      <style:text-properties fo:font-size="14pt" style:font-size-asian="14pt" style:font-size-complex="14pt"/>
    </style:style>
    <style:style style:name="ce21" style:family="table-cell">
      <style:graphic-properties draw:fill="solid" draw:fill-color="#ff3333" style:repeat="repeat" draw:textarea-vertical-align="top"/>
      <style:paragraph-properties fo:text-align="center" fo:border="0.03pt solid #000000" style:text-autospace="none"/>
      <style:text-properties fo:font-size="14pt" style:font-size-asian="14pt" style:font-size-complex="14pt"/>
    </style:style>
    <style:style style:name="ce22" style:family="table-cell">
      <style:graphic-properties draw:fill="solid" draw:fill-color="#ff3333" style:repeat="repeat" draw:textarea-vertical-align="middle"/>
      <style:paragraph-properties fo:text-align="center" fo:border="0.03pt solid #000000" style:text-autospace="none"/>
      <style:text-properties fo:font-size="14pt" style:font-size-asian="14pt" style:font-size-complex="14pt"/>
    </style:style>
    <style:style style:name="ce23" style:family="table-cell">
      <style:graphic-properties draw:fill="solid" draw:fill-color="#ff3333" style:repeat="repeat" draw:textarea-vertical-align="middle"/>
      <style:paragraph-properties fo:text-align="center" fo:border-left="0.03pt solid #000000" fo:border-right="none" fo:border-top="0.03pt solid #000000" fo:border-bottom="0.03pt solid #000000" style:text-autospace="none"/>
      <style:text-properties fo:font-size="14pt" style:font-size-asian="14pt" style:font-size-complex="14pt"/>
    </style:style>
    <style:style style:name="ce24" style:family="table-cell">
      <style:graphic-properties draw:fill="solid" draw:fill-color="#ffffff" style:repeat="repeat" draw:textarea-vertical-align="middle"/>
      <style:paragraph-properties fo:text-align="center" fo:border="0.03pt solid #000000" style:text-autospace="none"/>
      <style:text-properties fo:font-size="14pt" style:font-size-asian="14pt" style:font-size-complex="14pt"/>
    </style:style>
    <style:style style:name="ce25" style:family="table-cell">
      <style:graphic-properties draw:fill="solid" draw:fill-color="#ffffff" style:repeat="repeat" draw:textarea-vertical-align="middle"/>
      <style:paragraph-properties fo:text-align="center" fo:border-left="0.03pt solid #000000" fo:border-right="none" fo:border-top="0.03pt solid #000000" fo:border-bottom="0.03pt solid #000000" style:text-autospace="none"/>
      <style:text-properties fo:font-size="14pt" style:font-size-asian="14pt" style:font-size-complex="14pt"/>
    </style:style>
    <style:style style:name="ce26" style:family="table-cell">
      <style:graphic-properties draw:fill="solid" draw:fill-color="#ffffff" style:repeat="repeat" draw:textarea-vertical-align="middle"/>
      <style:paragraph-properties fo:text-align="center" fo:border-left="none" fo:border-right="0.03pt solid #000000" fo:border-top="0.03pt solid #000000" fo:border-bottom="none" style:text-autospace="none"/>
      <style:text-properties fo:font-size="14pt" style:font-size-asian="14pt" style:font-size-complex="14pt"/>
    </style:style>
    <style:style style:name="ce27" style:family="table-cell">
      <style:graphic-properties draw:fill="solid" draw:fill-color="#ffffff" style:repeat="repeat" draw:textarea-vertical-align="middle"/>
      <style:paragraph-properties fo:text-align="center" fo:border-left="0.03pt solid #000000" fo:border-right="0.03pt solid #000000" fo:border-top="0.03pt solid #000000" fo:border-bottom="none" style:text-autospace="none"/>
      <style:text-properties fo:font-size="14pt" style:font-size-asian="14pt" style:font-size-complex="14pt"/>
    </style:style>
    <style:style style:name="ce28" style:family="table-cell">
      <style:graphic-properties draw:fill="solid" draw:fill-color="#ffffff" style:repeat="repeat" draw:textarea-vertical-align="middle"/>
      <style:paragraph-properties fo:text-align="center" fo:border-left="0.03pt solid #000000" fo:border-right="none" fo:border-top="0.03pt solid #000000" fo:border-bottom="none" style:text-autospace="none"/>
      <style:text-properties fo:font-size="14pt" style:font-size-asian="14pt" style:font-size-complex="14pt"/>
    </style:style>
    <style:style style:name="ce29" style:family="table-cell">
      <style:graphic-properties draw:fill="solid" draw:fill-color="#5c8526" style:repeat="repeat" draw:textarea-vertical-align="top"/>
      <style:paragraph-properties fo:text-align="center" fo:border="0.03pt solid #000000" style:text-autospace="none"/>
      <style:text-properties fo:font-size="14pt" style:font-size-asian="14pt" style:font-size-complex="14pt"/>
    </style:style>
    <style:style style:name="ce30" style:family="table-cell">
      <style:graphic-properties draw:fill="solid" draw:fill-color="#94bd5e" style:repeat="repeat" draw:textarea-vertical-align="middle"/>
      <style:paragraph-properties fo:text-align="center" fo:border="0.03pt solid #000000" style:text-autospace="none"/>
      <style:text-properties fo:font-size="14pt" style:font-size-asian="14pt" style:font-size-complex="14pt"/>
    </style:style>
    <style:style style:name="ce31" style:family="table-cell">
      <style:graphic-properties draw:fill="solid" draw:fill-color="#33cc66" style:repeat="repeat" draw:textarea-vertical-align="middle"/>
      <style:paragraph-properties fo:text-align="center" fo:border="0.03pt solid #000000" style:text-autospace="none"/>
      <style:text-properties fo:font-size="14pt" style:font-size-asian="14pt" style:font-size-complex="14pt"/>
    </style:style>
    <style:style style:name="ce32" style:family="table-cell">
      <style:graphic-properties draw:fill="solid" draw:fill-color="#23ff23" style:repeat="repeat" draw:textarea-vertical-align="middle"/>
      <style:paragraph-properties fo:text-align="center" fo:border-left="0.03pt solid #000000" fo:border-right="none" fo:border-top="0.03pt solid #000000" fo:border-bottom="0.03pt solid #000000" style:text-autospace="none"/>
      <style:text-properties fo:font-size="14pt" style:font-size-asian="14pt" style:font-size-complex="14pt"/>
    </style:style>
    <style:style style:name="ce33" style:family="table-cell">
      <style:graphic-properties draw:fill="solid" draw:fill-color="#0099ff" style:repeat="repeat" draw:textarea-vertical-align="middle"/>
      <style:paragraph-properties fo:text-align="center" fo:border="0.03pt solid #000000" style:text-autospace="none"/>
      <style:text-properties fo:font-size="14pt" style:font-size-asian="14pt" style:font-size-complex="14pt"/>
    </style:style>
    <style:style style:name="ce34" style:family="table-cell">
      <style:graphic-properties draw:fill="solid" draw:fill-color="#99ccff" style:repeat="repeat" draw:textarea-vertical-align="middle"/>
      <style:paragraph-properties fo:text-align="center" fo:border="0.03pt solid #000000" style:text-autospace="none"/>
      <style:text-properties fo:font-size="14pt" style:font-size-asian="14pt" style:font-size-complex="14pt"/>
    </style:style>
    <style:style style:name="ce35" style:family="table-cell">
      <style:graphic-properties draw:fill="solid" draw:fill-color="#9966cc" style:repeat="repeat" draw:textarea-vertical-align="middle"/>
      <style:paragraph-properties fo:text-align="center" fo:border="0.03pt solid #000000" style:text-autospace="none"/>
      <style:text-properties fo:font-size="14pt" style:font-size-asian="14pt" style:font-size-complex="14pt"/>
    </style:style>
    <style:style style:name="ce36" style:family="table-cell">
      <style:graphic-properties draw:fill="solid" draw:fill-color="#6b2394" style:repeat="repeat" draw:textarea-vertical-align="middle"/>
      <style:paragraph-properties fo:text-align="center" fo:border="0.03pt solid #000000" style:text-autospace="none"/>
      <style:text-properties fo:font-size="14pt" style:font-size-asian="14pt" style:font-size-complex="14pt"/>
    </style:style>
    <style:style style:name="ce37" style:family="table-cell">
      <style:graphic-properties draw:fill="solid" draw:fill-color="#5e11a6" style:repeat="repeat" draw:textarea-vertical-align="middle"/>
      <style:paragraph-properties fo:text-align="center" fo:border="0.03pt solid #000000" style:text-autospace="none"/>
      <style:text-properties fo:font-size="14pt" style:font-size-asian="14pt" style:font-size-complex="14pt"/>
    </style:style>
    <style:style style:name="ce38" style:family="table-cell">
      <style:graphic-properties draw:fill="solid" draw:fill-color="#00dcff" style:repeat="repeat" draw:textarea-vertical-align="middle"/>
      <style:paragraph-properties fo:text-align="center" fo:border="0.03pt solid #000000" style:text-autospace="none"/>
      <style:text-properties fo:font-size="14pt" style:font-size-asian="14pt" style:font-size-complex="14pt"/>
    </style:style>
    <style:style style:name="ce39" style:family="table-cell">
      <style:graphic-properties draw:fill="solid" draw:fill-color="#23b8dc" style:repeat="repeat" draw:textarea-vertical-align="middle"/>
      <style:paragraph-properties fo:text-align="center" fo:border="0.03pt solid #000000" style:text-autospace="none"/>
      <style:text-properties fo:font-size="14pt" style:font-size-asian="14pt" style:font-size-complex="14pt"/>
    </style:style>
    <style:style style:name="ce40" style:family="table-cell">
      <style:graphic-properties draw:fill="solid" draw:fill-color="#99ccff" style:repeat="repeat" draw:textarea-vertical-align="top"/>
      <style:paragraph-properties fo:text-align="center" fo:border="0.03pt solid #000000" style:text-autospace="none"/>
      <style:text-properties fo:font-size="14pt" style:font-size-asian="14pt" style:font-size-complex="14pt"/>
    </style:style>
    <style:style style:name="ce41" style:family="table-cell">
      <style:graphic-properties draw:fill="solid" draw:fill-color="#5e11a6" style:repeat="repeat" draw:textarea-vertical-align="top"/>
      <style:paragraph-properties fo:text-align="center" fo:border="0.03pt solid #000000" style:text-autospace="none"/>
      <style:text-properties fo:font-size="14pt" style:font-size-asian="14pt" style:font-size-complex="14pt"/>
    </style:style>
    <style:style style:name="ce42" style:family="table-cell">
      <style:graphic-properties draw:fill="solid" draw:fill-color="#ffffff" style:repeat="repeat" draw:textarea-vertical-align="middle"/>
      <style:paragraph-properties fo:text-align="center" fo:border="0.03pt solid #000000" style:text-autospace="none"/>
      <style:text-properties fo:font-size="18pt"/>
    </style:style>
    <style:style style:name="ce43" style:family="table-cell">
      <style:graphic-properties draw:fill="solid" draw:fill-color="#280099" style:repeat="repeat" draw:textarea-vertical-align="middle"/>
      <style:paragraph-properties fo:text-align="center" fo:border-left="0.03pt solid #000000" fo:border-right="0.03pt solid #000000" fo:border-top="none" fo:border-bottom="0.03pt solid #000000" style:text-autospace="none"/>
      <style:text-properties fo:font-size="18pt"/>
    </style:style>
    <style:style style:name="ce44" style:family="table-cell">
      <style:graphic-properties draw:fill="solid" draw:fill-color="#99ccff" style:repeat="repeat" draw:textarea-vertical-align="middle"/>
      <style:paragraph-properties fo:text-align="center" fo:border-left="0.03pt solid #000000" fo:border-right="0.03pt solid #000000" fo:border-top="none" fo:border-bottom="0.03pt solid #000000" style:text-autospace="none"/>
      <style:text-properties fo:font-size="18pt"/>
    </style:style>
    <style:style style:name="ce45" style:family="table-cell">
      <style:graphic-properties draw:fill="solid" draw:fill-color="#99ccff" style:repeat="repeat" draw:textarea-vertical-align="middle"/>
      <style:paragraph-properties fo:text-align="center" fo:border="0.03pt solid #000000" style:text-autospace="none"/>
      <style:text-properties fo:font-size="18pt"/>
    </style:style>
    <style:style style:name="ce46" style:family="table-cell">
      <style:graphic-properties draw:fill="solid" draw:fill-color="#99ccff" style:repeat="repeat" draw:textarea-vertical-align="middle"/>
      <style:paragraph-properties fo:text-align="center" fo:border-left="0.03pt solid #000000" fo:border-right="none" fo:border-top="0.03pt solid #000000" fo:border-bottom="none" style:text-autospace="none"/>
    </style:style>
    <style:style style:name="ce47" style:family="table-cell">
      <style:graphic-properties draw:fill="solid" draw:fill-color="#99ccff" style:repeat="repeat" draw:textarea-vertical-align="middle"/>
      <style:paragraph-properties fo:text-align="center" fo:border="0.03pt solid #000000" style:text-autospace="none"/>
    </style:style>
    <style:style style:name="ce48" style:family="table-cell">
      <style:graphic-properties draw:fill="solid" draw:fill-color="#ffffff" style:repeat="repeat" draw:textarea-vertical-align="middle"/>
      <style:paragraph-properties fo:text-align="center" fo:border-left="0.03pt solid #000000" fo:border-right="0.03pt solid #000000" fo:border-top="none" fo:border-bottom="0.03pt solid #000000" style:text-autospace="none"/>
      <style:text-properties fo:font-size="18pt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fo:text-align="center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10cm" svg:height="10cm" svg:x="1.675cm" svg:y="4.53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</table:table-row>
            <table:table-row table:style-name="ro1" table:default-cell-style-name="ce4">
              <table:table-cell table:style-name="ce2">
                <text:p text:style-name="P1">0</text:p>
              </table:table-cell>
              <table:table-cell table:style-name="ce3"/>
              <table:table-cell/>
              <table:table-cell/>
              <table:table-cell/>
              <table:table-cell table:style-name="ce5"/>
              <table:table-cell/>
              <table:table-cell/>
            </table:table-row>
            <table:table-row table:style-name="ro1" table:default-cell-style-name="ce7">
              <table:table-cell table:style-name="ce2">
                <text:p text:style-name="P1">1</text:p>
              </table:table-cell>
              <table:table-cell table:style-name="ce6"/>
              <table:table-cell/>
              <table:table-cell/>
              <table:table-cell/>
              <table:table-cell table:style-name="ce8"/>
              <table:table-cell table:style-name="ce9"/>
              <table:table-cell table:style-name="ce10"/>
            </table:table-row>
            <table:table-row table:style-name="ro1" table:default-cell-style-name="ce10">
              <table:table-cell table:style-name="ce2">
                <text:p text:style-name="P1">2</text:p>
              </table:table-cell>
              <table:table-cell table:style-name="ce6"/>
              <table:table-cell table:style-name="ce7"/>
              <table:table-cell table:style-name="ce7"/>
              <table:table-cell/>
              <table:table-cell table:style-name="ce11"/>
              <table:table-cell table:style-name="ce9"/>
              <table:table-cell/>
            </table:table-row>
            <table:table-row table:style-name="ro1" table:default-cell-style-name="ce7">
              <table:table-cell table:style-name="ce2">
                <text:p text:style-name="P1">3</text:p>
              </table:table-cell>
              <table:table-cell table:style-name="ce6"/>
              <table:table-cell/>
              <table:table-cell/>
              <table:table-cell/>
              <table:table-cell table:style-name="ce8"/>
              <table:table-cell table:style-name="ce10"/>
              <table:table-cell table:style-name="ce10"/>
            </table:table-row>
            <table:table-row table:style-name="ro1" table:default-cell-style-name="ce14">
              <table:table-cell table:style-name="ce2">
                <text:p text:style-name="P1">4</text:p>
              </table:table-cell>
              <table:table-cell table:style-name="ce12"/>
              <table:table-cell table:style-name="ce13"/>
              <table:table-cell/>
              <table:table-cell/>
              <table:table-cell table:style-name="ce15"/>
              <table:table-cell table:style-name="ce9"/>
              <table:table-cell table:style-name="ce10"/>
            </table:table-row>
            <table:table-row table:style-name="ro2" table:default-cell-style-name="ce7">
              <table:table-cell table:style-name="ce2">
                <text:p text:style-name="P1">5</text:p>
              </table:table-cell>
              <table:table-cell table:style-name="ce6"/>
              <table:table-cell/>
              <table:table-cell table:style-name="ce10"/>
              <table:table-cell/>
              <table:table-cell/>
              <table:table-cell table:style-name="ce16"/>
              <table:table-cell table:style-name="ce4"/>
            </table:table-row>
            <table:table-row table:style-name="ro3" table:default-cell-style-name="ce10">
              <table:table-cell table:style-name="ce2">
                <text:p text:style-name="P1">6</text:p>
              </table:table-cell>
              <table:table-cell table:style-name="ce6"/>
              <table:table-cell/>
              <table:table-cell table:style-name="ce9"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Standard">
        <draw:frame draw:style-name="standard" draw:layer="layout" svg:width="10.038cm" svg:height="10.038cm" svg:x="2cm" svg:y="4.54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2"/>
            <table:table-row table:style-name="ro4" table:default-cell-style-name="ce2">
              <table:table-cell table:style-name="ce1"/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</table:table-row>
            <table:table-row table:style-name="ro4" table:default-cell-style-name="ce4">
              <table:table-cell table:style-name="ce2">
                <text:p text:style-name="P1">0</text:p>
              </table:table-cell>
              <table:table-cell table:style-name="ce3"/>
              <table:table-cell/>
              <table:table-cell/>
              <table:table-cell/>
              <table:table-cell table:style-name="ce5"/>
              <table:table-cell/>
              <table:table-cell/>
            </table:table-row>
            <table:table-row table:style-name="ro4" table:default-cell-style-name="ce7">
              <table:table-cell table:style-name="ce2">
                <text:p text:style-name="P1">1</text:p>
              </table:table-cell>
              <table:table-cell table:style-name="ce6"/>
              <table:table-cell/>
              <table:table-cell/>
              <table:table-cell/>
              <table:table-cell table:style-name="ce8"/>
              <table:table-cell table:style-name="ce9"/>
              <table:table-cell table:style-name="ce10"/>
            </table:table-row>
            <table:table-row table:style-name="ro4" table:default-cell-style-name="ce10">
              <table:table-cell table:style-name="ce2">
                <text:p text:style-name="P1">2</text:p>
              </table:table-cell>
              <table:table-cell table:style-name="ce6"/>
              <table:table-cell table:style-name="ce7"/>
              <table:table-cell table:style-name="ce7"/>
              <table:table-cell/>
              <table:table-cell table:style-name="ce11"/>
              <table:table-cell table:style-name="ce9"/>
              <table:table-cell/>
            </table:table-row>
            <table:table-row table:style-name="ro4" table:default-cell-style-name="ce7">
              <table:table-cell table:style-name="ce2">
                <text:p text:style-name="P1">3</text:p>
              </table:table-cell>
              <table:table-cell table:style-name="ce6"/>
              <table:table-cell/>
              <table:table-cell/>
              <table:table-cell/>
              <table:table-cell table:style-name="ce8"/>
              <table:table-cell table:style-name="ce10"/>
              <table:table-cell table:style-name="ce10"/>
            </table:table-row>
            <table:table-row table:style-name="ro4" table:default-cell-style-name="ce14">
              <table:table-cell table:style-name="ce2">
                <text:p text:style-name="P1">4</text:p>
              </table:table-cell>
              <table:table-cell table:style-name="ce12"/>
              <table:table-cell table:style-name="ce13"/>
              <table:table-cell/>
              <table:table-cell/>
              <table:table-cell table:style-name="ce15"/>
              <table:table-cell table:style-name="ce9"/>
              <table:table-cell table:style-name="ce10"/>
            </table:table-row>
            <table:table-row table:style-name="ro5" table:default-cell-style-name="ce7">
              <table:table-cell table:style-name="ce2">
                <text:p text:style-name="P1">5</text:p>
              </table:table-cell>
              <table:table-cell table:style-name="ce6"/>
              <table:table-cell/>
              <table:table-cell table:style-name="ce10"/>
              <table:table-cell/>
              <table:table-cell/>
              <table:table-cell table:style-name="ce16"/>
              <table:table-cell table:style-name="ce4"/>
            </table:table-row>
            <table:table-row table:style-name="ro6" table:default-cell-style-name="ce10">
              <table:table-cell table:style-name="ce2">
                <text:p text:style-name="P1">6</text:p>
              </table:table-cell>
              <table:table-cell table:style-name="ce6"/>
              <table:table-cell/>
              <table:table-cell table:style-name="ce9"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0.038cm" svg:height="10.038cm" svg:x="16.876cm" svg:y="4.539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2"/>
            <table:table-row table:style-name="ro4" table:default-cell-style-name="ce2">
              <table:table-cell table:style-name="ce1"/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</table:table-row>
            <table:table-row table:style-name="ro4" table:default-cell-style-name="ce4">
              <table:table-cell table:style-name="ce2">
                <text:p text:style-name="P1">0</text:p>
              </table:table-cell>
              <table:table-cell table:style-name="ce3"/>
              <table:table-cell/>
              <table:table-cell/>
              <table:table-cell/>
              <table:table-cell table:style-name="ce5"/>
              <table:table-cell/>
              <table:table-cell/>
            </table:table-row>
            <table:table-row table:style-name="ro4" table:default-cell-style-name="ce7">
              <table:table-cell table:style-name="ce2">
                <text:p text:style-name="P1">1</text:p>
              </table:table-cell>
              <table:table-cell table:style-name="ce6"/>
              <table:table-cell/>
              <table:table-cell/>
              <table:table-cell/>
              <table:table-cell table:style-name="ce8"/>
              <table:table-cell table:style-name="ce10"/>
              <table:table-cell table:style-name="ce10"/>
            </table:table-row>
            <table:table-row table:style-name="ro4" table:default-cell-style-name="ce10">
              <table:table-cell table:style-name="ce2">
                <text:p text:style-name="P1">2</text:p>
              </table:table-cell>
              <table:table-cell table:style-name="ce6"/>
              <table:table-cell table:style-name="ce7"/>
              <table:table-cell table:style-name="ce7"/>
              <table:table-cell/>
              <table:table-cell table:style-name="ce11"/>
              <table:table-cell/>
              <table:table-cell/>
            </table:table-row>
            <table:table-row table:style-name="ro4" table:default-cell-style-name="ce7">
              <table:table-cell table:style-name="ce2">
                <text:p text:style-name="P1">3</text:p>
              </table:table-cell>
              <table:table-cell table:style-name="ce6"/>
              <table:table-cell/>
              <table:table-cell/>
              <table:table-cell/>
              <table:table-cell table:style-name="ce8"/>
              <table:table-cell table:style-name="ce10"/>
              <table:table-cell table:style-name="ce10"/>
            </table:table-row>
            <table:table-row table:style-name="ro4" table:default-cell-style-name="ce14">
              <table:table-cell table:style-name="ce2">
                <text:p text:style-name="P1">4</text:p>
              </table:table-cell>
              <table:table-cell table:style-name="ce12"/>
              <table:table-cell/>
              <table:table-cell/>
              <table:table-cell/>
              <table:table-cell table:style-name="ce15"/>
              <table:table-cell table:style-name="ce10"/>
              <table:table-cell table:style-name="ce10"/>
            </table:table-row>
            <table:table-row table:style-name="ro5" table:default-cell-style-name="ce7">
              <table:table-cell table:style-name="ce2">
                <text:p text:style-name="P1">5</text:p>
              </table:table-cell>
              <table:table-cell table:style-name="ce6"/>
              <table:table-cell/>
              <table:table-cell table:style-name="ce10"/>
              <table:table-cell/>
              <table:table-cell/>
              <table:table-cell table:style-name="ce4"/>
              <table:table-cell table:style-name="ce4"/>
            </table:table-row>
            <table:table-row table:style-name="ro6" table:default-cell-style-name="ce10">
              <table:table-cell table:style-name="ce2">
                <text:p text:style-name="P1">6</text:p>
              </table:table-cell>
              <table:table-cell table:style-name="ce6"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line draw:style-name="gr1" draw:text-style-name="P2" draw:layer="layout" svg:x1="12.2cm" svg:y1="10.3cm" svg:x2="16.8cm" svg:y2="10.3cm">
          <text:p/>
        </draw:line>
        <draw:frame draw:style-name="gr2" draw:layer="layout" svg:width="4.8cm" svg:height="1.673cm" svg:x="12.2cm" svg:y="9.3cm">
          <draw:text-box>
            <text:p>Thresholding</text:p>
          </draw:text-box>
        </draw:frame>
      </draw:page>
      <draw:page draw:name="page3" draw:style-name="dp1" draw:master-page-name="Standard">
        <draw:frame draw:style-name="standard" draw:layer="layout" svg:width="10.076cm" svg:height="10.076cm" svg:x="2cm" svg:y="4.54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8"/>
            <table:table-row table:style-name="ro7" table:default-cell-style-name="ce2">
              <table:table-cell table:style-name="ce1"/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</table:table-row>
            <table:table-row table:style-name="ro7" table:default-cell-style-name="ce4">
              <table:table-cell table:style-name="ce2">
                <text:p text:style-name="P1">0</text:p>
              </table:table-cell>
              <table:table-cell table:style-name="ce3"/>
              <table:table-cell/>
              <table:table-cell/>
              <table:table-cell/>
              <table:table-cell table:style-name="ce5"/>
              <table:table-cell/>
              <table:table-cell/>
            </table:table-row>
            <table:table-row table:style-name="ro7" table:default-cell-style-name="ce7">
              <table:table-cell table:style-name="ce2">
                <text:p text:style-name="P1">1</text:p>
              </table:table-cell>
              <table:table-cell table:style-name="ce6"/>
              <table:table-cell/>
              <table:table-cell/>
              <table:table-cell/>
              <table:table-cell table:style-name="ce8"/>
              <table:table-cell table:style-name="ce10"/>
              <table:table-cell table:style-name="ce10"/>
            </table:table-row>
            <table:table-row table:style-name="ro7" table:default-cell-style-name="ce10">
              <table:table-cell table:style-name="ce2">
                <text:p text:style-name="P1">2</text:p>
              </table:table-cell>
              <table:table-cell table:style-name="ce6"/>
              <table:table-cell table:style-name="ce7"/>
              <table:table-cell table:style-name="ce7"/>
              <table:table-cell/>
              <table:table-cell table:style-name="ce11"/>
              <table:table-cell/>
              <table:table-cell/>
            </table:table-row>
            <table:table-row table:style-name="ro7" table:default-cell-style-name="ce7">
              <table:table-cell table:style-name="ce2">
                <text:p text:style-name="P1">3</text:p>
              </table:table-cell>
              <table:table-cell table:style-name="ce6"/>
              <table:table-cell/>
              <table:table-cell/>
              <table:table-cell/>
              <table:table-cell table:style-name="ce8"/>
              <table:table-cell table:style-name="ce10"/>
              <table:table-cell table:style-name="ce10"/>
            </table:table-row>
            <table:table-row table:style-name="ro7" table:default-cell-style-name="ce14">
              <table:table-cell table:style-name="ce2">
                <text:p text:style-name="P1">4</text:p>
              </table:table-cell>
              <table:table-cell table:style-name="ce12"/>
              <table:table-cell/>
              <table:table-cell/>
              <table:table-cell/>
              <table:table-cell table:style-name="ce15"/>
              <table:table-cell table:style-name="ce10"/>
              <table:table-cell table:style-name="ce10"/>
            </table:table-row>
            <table:table-row table:style-name="ro8" table:default-cell-style-name="ce7">
              <table:table-cell table:style-name="ce2">
                <text:p text:style-name="P1">5</text:p>
              </table:table-cell>
              <table:table-cell table:style-name="ce6"/>
              <table:table-cell/>
              <table:table-cell table:style-name="ce10"/>
              <table:table-cell/>
              <table:table-cell/>
              <table:table-cell table:style-name="ce4"/>
              <table:table-cell table:style-name="ce4"/>
            </table:table-row>
            <table:table-row table:style-name="ro9" table:default-cell-style-name="ce10">
              <table:table-cell table:style-name="ce2">
                <text:p text:style-name="P1">6</text:p>
              </table:table-cell>
              <table:table-cell table:style-name="ce6"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0.076cm" svg:height="10.076cm" svg:x="16.877cm" svg:y="4.54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8"/>
            <table:table-row table:style-name="ro10" table:default-cell-style-name="ce2">
              <table:table-cell table:style-name="ce1"/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</table:table-row>
            <table:table-row table:style-name="ro10" table:default-cell-style-name="ce18">
              <table:table-cell table:style-name="ce2">
                <text:p text:style-name="P1">0</text:p>
              </table:table-cell>
              <table:table-cell table:style-name="ce17"/>
              <table:table-cell/>
              <table:table-cell/>
              <table:table-cell/>
              <table:table-cell table:style-name="ce19"/>
              <table:table-cell/>
              <table:table-cell/>
            </table:table-row>
            <table:table-row table:style-name="ro11" table:default-cell-style-name="ce22">
              <table:table-cell table:style-name="ce2">
                <text:p text:style-name="P1">1</text:p>
              </table:table-cell>
              <table:table-cell table:style-name="ce20"/>
              <table:table-cell table:style-name="ce21">
                <text:p text:style-name="P1"><text:span text:style-name="T1">2</text:span></text:p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  <text:p text:style-name="P1"><text:span text:style-name="T1">2</text:span></text:p>
              </table:table-cell>
              <table:table-cell>
                <text:p text:style-name="P1"><text:span text:style-name="T1">4</text:span></text:p>
                <text:p text:style-name="P1"><text:span text:style-name="T1">2</text:span></text:p>
              </table:table-cell>
              <table:table-cell table:style-name="ce23">
                <text:p text:style-name="P1"><text:span text:style-name="T1">5</text:span></text:p>
                <text:p text:style-name="P1"><text:span text:style-name="T1">2</text:span></text:p>
              </table:table-cell>
              <table:table-cell table:style-name="ce24"/>
              <table:table-cell table:style-name="ce24"/>
            </table:table-row>
            <table:table-row table:style-name="ro11" table:default-cell-style-name="ce24">
              <table:table-cell table:style-name="ce2">
                <text:p text:style-name="P1">2</text:p>
              </table:table-cell>
              <table:table-cell table:style-name="ce20"/>
              <table:table-cell table:style-name="ce22">
                <text:p text:style-name="P1"><text:span text:style-name="T1">2</text:span></text:p>
                <text:p text:style-name="P1"><text:span text:style-name="T1">3</text:span></text:p>
              </table:table-cell>
              <table:table-cell table:style-name="ce22">
                <text:p text:style-name="P1"><text:span text:style-name="T1">3</text:span></text:p>
                <text:p text:style-name="P1"><text:span text:style-name="T1">3</text:span></text:p>
              </table:table-cell>
              <table:table-cell/>
              <table:table-cell table:style-name="ce25"/>
              <table:table-cell/>
              <table:table-cell/>
            </table:table-row>
            <table:table-row table:style-name="ro11" table:default-cell-style-name="ce22">
              <table:table-cell table:style-name="ce2">
                <text:p text:style-name="P1">3</text:p>
              </table:table-cell>
              <table:table-cell table:style-name="ce20"/>
              <table:table-cell>
                <text:p text:style-name="P1"><text:span text:style-name="T1">2</text:span></text:p>
                <text:p text:style-name="P1"><text:span text:style-name="T1">4</text:span></text:p>
              </table:table-cell>
              <table:table-cell>
                <text:p text:style-name="P1"><text:span text:style-name="T1">3</text:span></text:p>
                <text:p text:style-name="P1"><text:span text:style-name="T1">4</text:span></text:p>
              </table:table-cell>
              <table:table-cell>
                <text:p text:style-name="P1"><text:span text:style-name="T1">4</text:span></text:p>
                <text:p text:style-name="P1"><text:span text:style-name="T1">4</text:span></text:p>
              </table:table-cell>
              <table:table-cell table:style-name="ce23">
                <text:p text:style-name="P1"><text:span text:style-name="T1">5</text:span></text:p>
                <text:p text:style-name="P1"><text:span text:style-name="T1">4</text:span></text:p>
              </table:table-cell>
              <table:table-cell table:style-name="ce24"/>
              <table:table-cell table:style-name="ce24"/>
            </table:table-row>
            <table:table-row table:style-name="ro10" table:default-cell-style-name="ce27">
              <table:table-cell table:style-name="ce2">
                <text:p text:style-name="P1">4</text:p>
              </table:table-cell>
              <table:table-cell table:style-name="ce26"/>
              <table:table-cell/>
              <table:table-cell/>
              <table:table-cell/>
              <table:table-cell table:style-name="ce28"/>
              <table:table-cell table:style-name="ce24"/>
              <table:table-cell table:style-name="ce24"/>
            </table:table-row>
            <table:table-row table:style-name="ro11" table:default-cell-style-name="ce18">
              <table:table-cell table:style-name="ce2">
                <text:p text:style-name="P1">5</text:p>
              </table:table-cell>
              <table:table-cell table:style-name="ce20"/>
              <table:table-cell table:style-name="ce24"/>
              <table:table-cell table:style-name="ce24"/>
              <table:table-cell table:style-name="ce22">
                <text:p text:style-name="P1"><text:span text:style-name="T1">4</text:span></text:p>
                <text:p text:style-name="P1"><text:span text:style-name="T1">6</text:span></text:p>
              </table:table-cell>
              <table:table-cell table:style-name="ce22">
                <text:p text:style-name="P1"><text:span text:style-name="T1">5</text:span></text:p>
                <text:p text:style-name="P1"><text:span text:style-name="T1">6</text:span></text:p>
              </table:table-cell>
              <table:table-cell/>
              <table:table-cell/>
            </table:table-row>
            <table:table-row table:style-name="ro12" table:default-cell-style-name="ce24">
              <table:table-cell table:style-name="ce2">
                <text:p text:style-name="P1">6</text:p>
              </table:table-cell>
              <table:table-cell table:style-name="ce20"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2" draw:layer="layout" svg:width="4.8cm" svg:height="1.673cm" svg:x="12.2cm" svg:y="9.301cm">
          <draw:text-box>
            <text:p>Initial labeling</text:p>
          </draw:text-box>
        </draw:frame>
        <draw:line draw:style-name="gr1" draw:text-style-name="P2" draw:layer="layout" svg:x1="12.2cm" svg:y1="10.3cm" svg:x2="16.8cm" svg:y2="10.3cm">
          <text:p/>
        </draw:line>
      </draw:page>
      <draw:page draw:name="page4" draw:style-name="dp1" draw:master-page-name="Standard">
        <draw:frame draw:style-name="standard" draw:layer="layout" svg:width="10.114cm" svg:height="10.211cm" svg:x="2cm" svg:y="4.54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13" table:default-cell-style-name="ce2">
              <table:table-cell table:style-name="ce1"/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</table:table-row>
            <table:table-row table:style-name="ro13" table:default-cell-style-name="ce18">
              <table:table-cell table:style-name="ce2">
                <text:p text:style-name="P1">0</text:p>
              </table:table-cell>
              <table:table-cell table:style-name="ce17"/>
              <table:table-cell/>
              <table:table-cell/>
              <table:table-cell/>
              <table:table-cell table:style-name="ce19"/>
              <table:table-cell/>
              <table:table-cell/>
            </table:table-row>
            <table:table-row table:style-name="ro11" table:default-cell-style-name="ce24">
              <table:table-cell table:style-name="ce2">
                <text:p text:style-name="P1">1</text:p>
              </table:table-cell>
              <table:table-cell table:style-name="ce20"/>
              <table:table-cell table:style-name="ce29">
                <text:p text:style-name="P1"><text:span text:style-name="T1">2</text:span></text:p>
                <text:p text:style-name="P1"><text:span text:style-name="T1">2</text:span></text:p>
              </table:table-cell>
              <table:table-cell table:style-name="ce30">
                <text:p text:style-name="P1"><text:span text:style-name="T1">3</text:span></text:p>
                <text:p text:style-name="P1"><text:span text:style-name="T1">2</text:span></text:p>
              </table:table-cell>
              <table:table-cell table:style-name="ce31">
                <text:p text:style-name="P1"><text:span text:style-name="T1">4</text:span></text:p>
                <text:p text:style-name="P1"><text:span text:style-name="T1">2</text:span></text:p>
              </table:table-cell>
              <table:table-cell table:style-name="ce32">
                <text:p text:style-name="P1"><text:span text:style-name="T1">5</text:span></text:p>
                <text:p text:style-name="P1"><text:span text:style-name="T1">2</text:span></text:p>
              </table:table-cell>
              <table:table-cell/>
              <table:table-cell/>
            </table:table-row>
            <table:table-row table:style-name="ro11" table:default-cell-style-name="ce24">
              <table:table-cell table:style-name="ce2">
                <text:p text:style-name="P1">2</text:p>
              </table:table-cell>
              <table:table-cell table:style-name="ce20"/>
              <table:table-cell table:style-name="ce33">
                <text:p text:style-name="P1"><text:span text:style-name="T1">2</text:span></text:p>
                <text:p text:style-name="P1"><text:span text:style-name="T1">3</text:span></text:p>
              </table:table-cell>
              <table:table-cell table:style-name="ce34">
                <text:p text:style-name="P1"><text:span text:style-name="T1">3</text:span></text:p>
                <text:p text:style-name="P1"><text:span text:style-name="T1">3</text:span></text:p>
              </table:table-cell>
              <table:table-cell/>
              <table:table-cell table:style-name="ce25"/>
              <table:table-cell/>
              <table:table-cell/>
            </table:table-row>
            <table:table-row table:style-name="ro11" table:default-cell-style-name="ce24">
              <table:table-cell table:style-name="ce2">
                <text:p text:style-name="P1">3</text:p>
              </table:table-cell>
              <table:table-cell table:style-name="ce20"/>
              <table:table-cell table:style-name="ce35">
                <text:p text:style-name="P1"><text:span text:style-name="T1">2</text:span></text:p>
                <text:p text:style-name="P1"><text:span text:style-name="T1">4</text:span></text:p>
              </table:table-cell>
              <table:table-cell table:style-name="ce36">
                <text:p text:style-name="P1"><text:span text:style-name="T1">3</text:span></text:p>
                <text:p text:style-name="P1"><text:span text:style-name="T1">4</text:span></text:p>
              </table:table-cell>
              <table:table-cell table:style-name="ce37">
                <text:p text:style-name="P1"><text:span text:style-name="T1">4</text:span></text:p>
                <text:p text:style-name="P1"><text:span text:style-name="T1">4</text:span></text:p>
              </table:table-cell>
              <table:table-cell table:style-name="ce23">
                <text:p text:style-name="P1"><text:span text:style-name="T1">5</text:span></text:p>
                <text:p text:style-name="P1"><text:span text:style-name="T1">4</text:span></text:p>
              </table:table-cell>
              <table:table-cell/>
              <table:table-cell/>
            </table:table-row>
            <table:table-row table:style-name="ro13" table:default-cell-style-name="ce27">
              <table:table-cell table:style-name="ce2">
                <text:p text:style-name="P1">4</text:p>
              </table:table-cell>
              <table:table-cell table:style-name="ce26"/>
              <table:table-cell/>
              <table:table-cell/>
              <table:table-cell/>
              <table:table-cell table:style-name="ce28"/>
              <table:table-cell table:style-name="ce24"/>
              <table:table-cell table:style-name="ce24"/>
            </table:table-row>
            <table:table-row table:style-name="ro11" table:default-cell-style-name="ce18">
              <table:table-cell table:style-name="ce2">
                <text:p text:style-name="P1">5</text:p>
              </table:table-cell>
              <table:table-cell table:style-name="ce20"/>
              <table:table-cell table:style-name="ce24"/>
              <table:table-cell table:style-name="ce24"/>
              <table:table-cell table:style-name="ce38">
                <text:p text:style-name="P1"><text:span text:style-name="T1">4</text:span></text:p>
                <text:p text:style-name="P1"><text:span text:style-name="T1">6</text:span></text:p>
              </table:table-cell>
              <table:table-cell table:style-name="ce39">
                <text:p text:style-name="P1"><text:span text:style-name="T1">5</text:span></text:p>
                <text:p text:style-name="P1"><text:span text:style-name="T1">6</text:span></text:p>
              </table:table-cell>
              <table:table-cell/>
              <table:table-cell/>
            </table:table-row>
            <table:table-row table:style-name="ro14" table:default-cell-style-name="ce24">
              <table:table-cell table:style-name="ce2">
                <text:p text:style-name="P1">6</text:p>
              </table:table-cell>
              <table:table-cell table:style-name="ce20"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0.114cm" svg:height="10.211cm" svg:x="16.878cm" svg:y="4.541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13" table:default-cell-style-name="ce2">
              <table:table-cell table:style-name="ce1"/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</table:table-row>
            <table:table-row table:style-name="ro13" table:default-cell-style-name="ce18">
              <table:table-cell table:style-name="ce2">
                <text:p text:style-name="P1">0</text:p>
              </table:table-cell>
              <table:table-cell table:style-name="ce17"/>
              <table:table-cell/>
              <table:table-cell/>
              <table:table-cell/>
              <table:table-cell table:style-name="ce19"/>
              <table:table-cell/>
              <table:table-cell/>
            </table:table-row>
            <table:table-row table:style-name="ro11" table:default-cell-style-name="ce24">
              <table:table-cell table:style-name="ce2">
                <text:p text:style-name="P1">1</text:p>
              </table:table-cell>
              <table:table-cell table:style-name="ce20"/>
              <table:table-cell table:style-name="ce40">
                <text:p text:style-name="P1"><text:span text:style-name="T1">3</text:span></text:p>
                <text:p text:style-name="P1"><text:span text:style-name="T1">3</text:span></text:p>
              </table:table-cell>
              <table:table-cell table:style-name="ce34">
                <text:p text:style-name="P1"><text:span text:style-name="T1">3</text:span></text:p>
                <text:p text:style-name="P1"><text:span text:style-name="T1">3</text:span></text:p>
              </table:table-cell>
              <table:table-cell table:style-name="ce34">
                <text:p text:style-name="P1"><text:span text:style-name="T1">3</text:span></text:p>
                <text:p text:style-name="P1"><text:span text:style-name="T1">3</text:span></text:p>
              </table:table-cell>
              <table:table-cell table:style-name="ce32">
                <text:p text:style-name="P1"><text:span text:style-name="T1">5</text:span></text:p>
                <text:p text:style-name="P1"><text:span text:style-name="T1">2</text:span></text:p>
              </table:table-cell>
              <table:table-cell/>
              <table:table-cell/>
            </table:table-row>
            <table:table-row table:style-name="ro11" table:default-cell-style-name="ce24">
              <table:table-cell table:style-name="ce2">
                <text:p text:style-name="P1">2</text:p>
              </table:table-cell>
              <table:table-cell table:style-name="ce20"/>
              <table:table-cell table:style-name="ce36">
                <text:p text:style-name="P1"><text:span text:style-name="T1">3</text:span></text:p>
                <text:p text:style-name="P1"><text:span text:style-name="T1">4</text:span></text:p>
              </table:table-cell>
              <table:table-cell table:style-name="ce37">
                <text:p text:style-name="P1"><text:span text:style-name="T1">4</text:span></text:p>
                <text:p text:style-name="P1"><text:span text:style-name="T1">4</text:span></text:p>
              </table:table-cell>
              <table:table-cell/>
              <table:table-cell table:style-name="ce25"/>
              <table:table-cell/>
              <table:table-cell/>
            </table:table-row>
            <table:table-row table:style-name="ro11" table:default-cell-style-name="ce24">
              <table:table-cell table:style-name="ce2">
                <text:p text:style-name="P1">3</text:p>
              </table:table-cell>
              <table:table-cell table:style-name="ce20"/>
              <table:table-cell table:style-name="ce36">
                <text:p text:style-name="P1"><text:span text:style-name="T1">3</text:span></text:p>
                <text:p text:style-name="P1"><text:span text:style-name="T1">4</text:span></text:p>
              </table:table-cell>
              <table:table-cell table:style-name="ce37">
                <text:p text:style-name="P1"><text:span text:style-name="T1">4</text:span></text:p>
                <text:p text:style-name="P1"><text:span text:style-name="T1">4</text:span></text:p>
              </table:table-cell>
              <table:table-cell table:style-name="ce22">
                <text:p text:style-name="P1"><text:span text:style-name="T1">5</text:span></text:p>
                <text:p text:style-name="P1"><text:span text:style-name="T1">4</text:span></text:p>
              </table:table-cell>
              <table:table-cell table:style-name="ce23">
                <text:p text:style-name="P1"><text:span text:style-name="T1">5</text:span></text:p>
                <text:p text:style-name="P1"><text:span text:style-name="T1">4</text:span></text:p>
              </table:table-cell>
              <table:table-cell/>
              <table:table-cell/>
            </table:table-row>
            <table:table-row table:style-name="ro13" table:default-cell-style-name="ce27">
              <table:table-cell table:style-name="ce2">
                <text:p text:style-name="P1">4</text:p>
              </table:table-cell>
              <table:table-cell table:style-name="ce26"/>
              <table:table-cell/>
              <table:table-cell/>
              <table:table-cell/>
              <table:table-cell table:style-name="ce28"/>
              <table:table-cell table:style-name="ce24"/>
              <table:table-cell table:style-name="ce24"/>
            </table:table-row>
            <table:table-row table:style-name="ro11" table:default-cell-style-name="ce18">
              <table:table-cell table:style-name="ce2">
                <text:p text:style-name="P1">5</text:p>
              </table:table-cell>
              <table:table-cell table:style-name="ce20"/>
              <table:table-cell table:style-name="ce24"/>
              <table:table-cell table:style-name="ce24"/>
              <table:table-cell table:style-name="ce39">
                <text:p text:style-name="P1"><text:span text:style-name="T1">5</text:span></text:p>
                <text:p text:style-name="P1"><text:span text:style-name="T1">6</text:span></text:p>
              </table:table-cell>
              <table:table-cell table:style-name="ce39">
                <text:p text:style-name="P1"><text:span text:style-name="T1">5</text:span></text:p>
                <text:p text:style-name="P1"><text:span text:style-name="T1">6</text:span></text:p>
              </table:table-cell>
              <table:table-cell/>
              <table:table-cell/>
            </table:table-row>
            <table:table-row table:style-name="ro14" table:default-cell-style-name="ce24">
              <table:table-cell table:style-name="ce2">
                <text:p text:style-name="P1">6</text:p>
              </table:table-cell>
              <table:table-cell table:style-name="ce20"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line draw:style-name="gr1" draw:text-style-name="P2" draw:layer="layout" svg:x1="12.2cm" svg:y1="10.3cm" svg:x2="16.8cm" svg:y2="10.3cm">
          <text:p/>
        </draw:line>
        <draw:frame draw:style-name="gr2" draw:layer="layout" svg:width="4.8cm" svg:height="1.673cm" svg:x="12.2cm" svg:y="9.502cm">
          <draw:text-box>
            <text:p text:style-name="P2">Forward </text:p>
            <text:p text:style-name="P2">iteration</text:p>
          </draw:text-box>
        </draw:frame>
        <draw:frame draw:style-name="standard" draw:layer="layout" svg:width="10.114cm" svg:height="10.211cm" svg:x="31.788cm" svg:y="4.542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13" table:default-cell-style-name="ce2">
              <table:table-cell table:style-name="ce1"/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</table:table-row>
            <table:table-row table:style-name="ro13" table:default-cell-style-name="ce18">
              <table:table-cell table:style-name="ce2">
                <text:p text:style-name="P1">0</text:p>
              </table:table-cell>
              <table:table-cell table:style-name="ce17"/>
              <table:table-cell/>
              <table:table-cell/>
              <table:table-cell/>
              <table:table-cell table:style-name="ce19"/>
              <table:table-cell/>
              <table:table-cell/>
            </table:table-row>
            <table:table-row table:style-name="ro11" table:default-cell-style-name="ce24">
              <table:table-cell table:style-name="ce2">
                <text:p text:style-name="P1">1</text:p>
              </table:table-cell>
              <table:table-cell table:style-name="ce20"/>
              <table:table-cell table:style-name="ce41">
                <text:p text:style-name="P1"><text:span text:style-name="T1">4</text:span></text:p>
                <text:p text:style-name="P1"><text:span text:style-name="T1">4</text:span></text:p>
              </table:table-cell>
              <table:table-cell table:style-name="ce37">
                <text:p text:style-name="P1"><text:span text:style-name="T1">4</text:span></text:p>
                <text:p text:style-name="P1"><text:span text:style-name="T1">4</text:span></text:p>
              </table:table-cell>
              <table:table-cell table:style-name="ce37">
                <text:p text:style-name="P1"><text:span text:style-name="T1">4</text:span></text:p>
                <text:p text:style-name="P1"><text:span text:style-name="T1">4</text:span></text:p>
              </table:table-cell>
              <table:table-cell table:style-name="ce32">
                <text:p text:style-name="P1"><text:span text:style-name="T1">5</text:span></text:p>
                <text:p text:style-name="P1"><text:span text:style-name="T1">2</text:span></text:p>
              </table:table-cell>
              <table:table-cell/>
              <table:table-cell/>
            </table:table-row>
            <table:table-row table:style-name="ro11" table:default-cell-style-name="ce24">
              <table:table-cell table:style-name="ce2">
                <text:p text:style-name="P1">2</text:p>
              </table:table-cell>
              <table:table-cell table:style-name="ce20"/>
              <table:table-cell table:style-name="ce37">
                <text:p text:style-name="P1"><text:span text:style-name="T1">4</text:span></text:p>
                <text:p text:style-name="P1"><text:span text:style-name="T1">4</text:span></text:p>
              </table:table-cell>
              <table:table-cell table:style-name="ce22">
                <text:p text:style-name="P1"><text:span text:style-name="T1">5</text:span></text:p>
                <text:p text:style-name="P1"><text:span text:style-name="T1">4</text:span></text:p>
              </table:table-cell>
              <table:table-cell/>
              <table:table-cell table:style-name="ce25"/>
              <table:table-cell/>
              <table:table-cell/>
            </table:table-row>
            <table:table-row table:style-name="ro11" table:default-cell-style-name="ce22">
              <table:table-cell table:style-name="ce2">
                <text:p text:style-name="P1">3</text:p>
              </table:table-cell>
              <table:table-cell table:style-name="ce20"/>
              <table:table-cell table:style-name="ce37">
                <text:p text:style-name="P1"><text:span text:style-name="T1">4</text:span></text:p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  <text:p text:style-name="P1"><text:span text:style-name="T1">4</text:span></text:p>
              </table:table-cell>
              <table:table-cell table:style-name="ce23">
                <text:p text:style-name="P1"><text:span text:style-name="T1">5</text:span></text:p>
                <text:p text:style-name="P1"><text:span text:style-name="T1">4</text:span></text:p>
              </table:table-cell>
              <table:table-cell table:style-name="ce24"/>
              <table:table-cell table:style-name="ce24"/>
            </table:table-row>
            <table:table-row table:style-name="ro13" table:default-cell-style-name="ce27">
              <table:table-cell table:style-name="ce2">
                <text:p text:style-name="P1">4</text:p>
              </table:table-cell>
              <table:table-cell table:style-name="ce26"/>
              <table:table-cell/>
              <table:table-cell/>
              <table:table-cell/>
              <table:table-cell table:style-name="ce28"/>
              <table:table-cell table:style-name="ce24"/>
              <table:table-cell table:style-name="ce24"/>
            </table:table-row>
            <table:table-row table:style-name="ro11" table:default-cell-style-name="ce18">
              <table:table-cell table:style-name="ce2">
                <text:p text:style-name="P1">5</text:p>
              </table:table-cell>
              <table:table-cell table:style-name="ce20"/>
              <table:table-cell table:style-name="ce24"/>
              <table:table-cell table:style-name="ce24"/>
              <table:table-cell table:style-name="ce39">
                <text:p text:style-name="P1"><text:span text:style-name="T1">5</text:span></text:p>
                <text:p text:style-name="P1"><text:span text:style-name="T1">6</text:span></text:p>
              </table:table-cell>
              <table:table-cell table:style-name="ce39">
                <text:p text:style-name="P1"><text:span text:style-name="T1">5</text:span></text:p>
                <text:p text:style-name="P1"><text:span text:style-name="T1">6</text:span></text:p>
              </table:table-cell>
              <table:table-cell/>
              <table:table-cell/>
            </table:table-row>
            <table:table-row table:style-name="ro14" table:default-cell-style-name="ce24">
              <table:table-cell table:style-name="ce2">
                <text:p text:style-name="P1">6</text:p>
              </table:table-cell>
              <table:table-cell table:style-name="ce20"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line draw:style-name="gr1" draw:text-style-name="P2" draw:layer="layout" svg:x1="27.11cm" svg:y1="10.301cm" svg:x2="31.71cm" svg:y2="10.301cm">
          <text:p/>
        </draw:line>
        <draw:frame draw:style-name="gr2" draw:layer="layout" svg:width="4.8cm" svg:height="1.673cm" svg:x="27.11cm" svg:y="9.503cm">
          <draw:text-box>
            <text:p text:style-name="P2">Consolidation </text:p>
            <text:p text:style-name="P2"/>
          </draw:text-box>
        </draw:frame>
      </draw:page>
      <draw:page draw:name="page5" draw:style-name="dp1" draw:master-page-name="Standard_5f_">
        <draw:frame draw:style-name="standard" draw:layer="layout" svg:width="3.865cm" svg:height="3.67cm" svg:x="1.675cm" svg:y="4.5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5"/>
              <table:table-cell table:style-name="ce42"/>
              <table:table-cell table:style-name="ce10"/>
            </table:table-row>
            <table:table-row table:style-name="ro2">
              <table:table-cell table:style-name="ce42"/>
              <table:table-cell table:style-name="ce43"/>
              <table:table-cell table:style-name="ce44"/>
            </table:table-row>
            <table:table-row table:style-name="ro3" table:default-cell-style-name="ce45"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3.867cm" svg:height="3.672cm" svg:x="7.376cm" svg:y="4.53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12"/>
            <table:table-row table:style-name="ro1">
              <table:table-cell table:style-name="ce46"/>
              <table:table-cell table:style-name="ce45"/>
              <table:table-cell table:style-name="ce47"/>
            </table:table-row>
            <table:table-row table:style-name="ro2">
              <table:table-cell table:style-name="ce45"/>
              <table:table-cell table:style-name="ce43"/>
              <table:table-cell table:style-name="ce48"/>
            </table:table-row>
            <table:table-row table:style-name="ro15" table:default-cell-style-name="ce42"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gr3" draw:layer="layout" svg:width="3.9cm" svg:height="0.962cm" svg:x="1.6cm" svg:y="8.4cm">
          <draw:text-box>
            <text:p/>
          </draw:text-box>
        </draw:frame>
        <draw:frame draw:style-name="gr4" draw:text-style-name="P3" draw:layer="layout" svg:width="3.9cm" svg:height="0.806cm" svg:x="1.6cm" svg:y="8.6cm">
          <draw:text-box>
            <text:p text:style-name="P3"><text:span text:style-name="T2">Forward mask</text:span></text:p>
          </draw:text-box>
        </draw:frame>
        <draw:frame draw:style-name="gr5" draw:text-style-name="P3" draw:layer="layout" svg:width="4.4cm" svg:height="1.361cm" svg:x="7.2cm" svg:y="8.6cm">
          <draw:text-box>
            <text:p text:style-name="P3"><text:span text:style-name="T2">Backward mas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50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  <style:master-page style:name="Standard_5f_" style:display-name="Standard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n </meta:initial-creator>
    <meta:creation-date>2015-01-06T22:36:35.152890962</meta:creation-date>
    <dc:date>2015-01-11T18:39:53.204205719</dc:date>
    <dc:creator>Jan </dc:creator>
    <meta:editing-duration>PT52M</meta:editing-duration>
    <meta:editing-cycles>9</meta:editing-cycles>
    <meta:generator>LibreOffice/4.3.2.2$Linux_X86_64 LibreOffice_project/430m0$Build-2</meta:generator>
    <meta:document-statistic meta:object-count="21"/>
  </office:meta>
</office:document-meta>
</file>